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odrigo@rodrigozd:~/Documents/GitHub/Sistemas Operativos/Prácticas/Práctica 1$ taskset 01 ./arranca </text:p>
      <text:p text:style-name="Standard">Procesos ............ :1</text:p>
      <text:p text:style-name="Standard">Porcentaje uso de CPU :100</text:p>
      <text:p text:style-name="Standard">CPU=100, E/S=0</text:p>
      <text:p text:style-name="Standard">proceso 5618, 10760998 microsegundos, 10 segundos</text:p>
      <text:p text:style-name="Standard">------------------------------</text:p>
      <text:p text:style-name="Standard">TIEMPO TOTAL, 11 segundos</text:p>
      <text:p text:style-name="Standard">Tasa de trabajos = 0.09</text:p>
      <text:p text:style-name="Standard">rodrigo@rodrigozd:~/Documents/GitHub/Sistemas Operativos/Prácticas/Práctica 1$ taskset 01 ./arranca </text:p>
      <text:p text:style-name="Standard">Procesos ............ :2</text:p>
      <text:p text:style-name="Standard">Porcentaje uso de CPU :100</text:p>
      <text:p text:style-name="Standard">CPU=100, E/S=0</text:p>
      <text:p text:style-name="Standard">CPU=100, E/S=0</text:p>
      <text:p text:style-name="Standard">proceso 5799, 20772193 microsegundos, 20 segundos</text:p>
      <text:p text:style-name="Standard">proceso 5798, 20757938 microsegundos, 20 segundos</text:p>
      <text:p text:style-name="Standard">------------------------------</text:p>
      <text:p text:style-name="Standard">TIEMPO TOTAL, 20 segundos</text:p>
      <text:p text:style-name="Standard">Tasa de trabajos = 0.10</text:p>
      <text:p text:style-name="Standard">rodrigo@rodrigozd:~/Documents/GitHub/Sistemas Operativos/Prácticas/Práctica 1$ taskset 01 ./arranca </text:p>
      <text:p text:style-name="Standard">Procesos ............ :3 <text:s text:c="14"/></text:p>
      <text:p text:style-name="Standard">Porcentaje uso de CPU :100</text:p>
      <text:p text:style-name="Standard">CPU=100, E/S=0</text:p>
      <text:p text:style-name="Standard">CPU=100, E/S=0</text:p>
      <text:p text:style-name="Standard">CPU=100, E/S=0</text:p>
      <text:p text:style-name="Standard">proceso 5917, 31570813 microsegundos, 31 segundos</text:p>
      <text:p text:style-name="Standard">proceso 5918, 31626147 microsegundos, 31 segundos</text:p>
      <text:p text:style-name="Standard">proceso 5916, 31606069 microsegundos, 31 segundos</text:p>
      <text:p text:style-name="Standard">------------------------------</text:p>
      <text:p text:style-name="Standard">TIEMPO TOTAL, 32 segundos</text:p>
      <text:p text:style-name="Standard">Tasa de trabajos = 0.09</text:p>
      <text:p text:style-name="Standard">rodrigo@rodrigozd:~/Documents/GitHub/Sistemas Operativos/Prácticas/Práctica 1$ taskset 01 ./arranca </text:p>
      <text:p text:style-name="Standard">Procesos ............ :4</text:p>
      <text:p text:style-name="Standard">Porcentaje uso de CPU :100</text:p>
      <text:p text:style-name="Standard">CPU=100, E/S=0</text:p>
      <text:p text:style-name="Standard">CPU=100, E/S=0</text:p>
      <text:p text:style-name="Standard">CPU=100, E/S=0</text:p>
      <text:p text:style-name="Standard">CPU=100, E/S=0</text:p>
      <text:p text:style-name="Standard">proceso 6093, 42530318 microsegundos, 42 segundos</text:p>
      <text:p text:style-name="Standard">proceso 6090, 42501939 microsegundos, 42 segundos</text:p>
      <text:p text:style-name="Standard">proceso 6092, 42556469 microsegundos, 42 segundos</text:p>
      <text:p text:style-name="Standard">proceso 6091, 42565626 microsegundos, 42 segundos</text:p>
      <text:p text:style-name="Standard">------------------------------</text:p>
      <text:p text:style-name="Standard">TIEMPO TOTAL, 43 segundos</text:p>
      <text:p text:style-name="Standard">Tasa de trabajos = 0.09</text:p>
      <text:p text:style-name="Standard"><text:soft-page-break/>rodrigo@rodrigozd:~/Documents/GitHub/Sistemas Operativos/Prácticas/Práctica 1$ taskset 01 ./arranca </text:p>
      <text:p text:style-name="Standard">Procesos ............ :5</text:p>
      <text:p text:style-name="Standard">Porcentaje uso de CPU :100</text:p>
      <text:p text:style-name="Standard">CPU=100, E/S=0</text:p>
      <text:p text:style-name="Standard">CPU=100, E/S=0</text:p>
      <text:p text:style-name="Standard">CPU=100, E/S=0</text:p>
      <text:p text:style-name="Standard">CPU=100, E/S=0</text:p>
      <text:p text:style-name="Standard">CPU=100, E/S=0</text:p>
      <text:p text:style-name="Standard">proceso 6268, 51982910 microsegundos, 51 segundos</text:p>
      <text:p text:style-name="Standard">proceso 6265, 51974894 microsegundos, 51 segundos</text:p>
      <text:p text:style-name="Standard">proceso 6264, 51994910 microsegundos, 51 segundos</text:p>
      <text:p text:style-name="Standard">proceso 6266, 52022739 microsegundos, 52 segundos</text:p>
      <text:p text:style-name="Standard">proceso 6267, 52051904 microsegundos, 52 segundos</text:p>
      <text:p text:style-name="Standard">------------------------------</text:p>
      <text:p text:style-name="Standard">TIEMPO TOTAL, 52 segundos</text:p>
      <text:p text:style-name="Standard">Tasa de trabajos = 0.10</text:p>
      <text:p text:style-name="Standard">rodrigo@rodrigozd:~/Documents/GitHub/Sistemas Operativos/Prácticas/Práctica 1$ taskset 01 ./arranca </text:p>
      <text:p text:style-name="Standard">Procesos ............ :6</text:p>
      <text:p text:style-name="Standard">Porcentaje uso de CPU :100</text:p>
      <text:p text:style-name="Standard">CPU=100, E/S=0</text:p>
      <text:p text:style-name="Standard">CPU=100, E/S=0</text:p>
      <text:p text:style-name="Standard">CPU=100, E/S=0</text:p>
      <text:p text:style-name="Standard">CPU=100, E/S=0</text:p>
      <text:p text:style-name="Standard">CPU=100, E/S=0</text:p>
      <text:p text:style-name="Standard">CPU=100, E/S=0</text:p>
      <text:p text:style-name="Standard">proceso 6390, 63602586 microsegundos, 63 segundos</text:p>
      <text:p text:style-name="Standard">proceso 6392, 63653809 microsegundos, 63 segundos</text:p>
      <text:p text:style-name="Standard">proceso 6393, 63662003 microsegundos, 63 segundos</text:p>
      <text:p text:style-name="Standard">proceso 6389, 63629076 microsegundos, 63 segundos</text:p>
      <text:p text:style-name="Standard">proceso 6391, 63658605 microsegundos, 63 segundos</text:p>
      <text:p text:style-name="Standard">proceso 6394, 63679149 microsegundos, 63 segundos</text:p>
      <text:p text:style-name="Standard">------------------------------</text:p>
      <text:p text:style-name="Standard">TIEMPO TOTAL, 64 segundos</text:p>
      <text:p text:style-name="Standard">Tasa de trabajos = 0.09</text:p>
      <text:p text:style-name="Standard">rodrigo@rodrigozd:~/Documents/GitHub/Sistemas Operativos/Prácticas/Práctica 1$ taskset 01 ./arranca </text:p>
      <text:p text:style-name="Standard">Procesos ............ :7</text:p>
      <text:p text:style-name="Standard">Porcentaje uso de CPU :100</text:p>
      <text:p text:style-name="Standard">CPU=100, E/S=0</text:p>
      <text:p text:style-name="Standard">CPU=100, E/S=0</text:p>
      <text:p text:style-name="Standard">CPU=100, E/S=0</text:p>
      <text:p text:style-name="Standard">CPU=100, E/S=0</text:p>
      <text:p text:style-name="Standard">CPU=100, E/S=0</text:p>
      <text:p text:style-name="Standard">CPU=100, E/S=0</text:p>
      <text:p text:style-name="Standard">CPU=100, E/S=0</text:p>
      <text:p text:style-name="Standard">proceso 7027, 72515137 microsegundos, 72 segundos</text:p>
      <text:p text:style-name="Standard">proceso 7029, 72619307 microsegundos, 72 segundos</text:p>
      <text:p text:style-name="Standard"><text:soft-page-break/>proceso 7024, 72592583 microsegundos, 72 segundos</text:p>
      <text:p text:style-name="Standard">proceso 7028, 72747033 microsegundos, 72 segundos</text:p>
      <text:p text:style-name="Standard">proceso 7025, 72767114 microsegundos, 72 segundos</text:p>
      <text:p text:style-name="Standard">proceso 7026, 72839076 microsegundos, 72 segundos</text:p>
      <text:p text:style-name="Standard">proceso 7023, 72906787 microsegundos, 72 segundos</text:p>
      <text:p text:style-name="Standard">------------------------------</text:p>
      <text:p text:style-name="Standard">TIEMPO TOTAL, 73 segundos</text:p>
      <text:p text:style-name="Standard">Tasa de trabajos = 0.10</text:p>
      <text:p text:style-name="Standard">rodrigo@rodrigozd:~/Documents/GitHub/Sistemas Operativos/Prácticas/Práctica 1$ taskset 01 ./arranca </text:p>
      <text:p text:style-name="Standard">Procesos ............ :8</text:p>
      <text:p text:style-name="Standard">Porcentaje uso de CPU :100</text:p>
      <text:p text:style-name="Standard">CPU=100, E/S=0</text:p>
      <text:p text:style-name="Standard">CPU=100, E/S=0</text:p>
      <text:p text:style-name="Standard">CPU=100, E/S=0</text:p>
      <text:p text:style-name="Standard">CPU=100, E/S=0</text:p>
      <text:p text:style-name="Standard">CPU=100, E/S=0</text:p>
      <text:p text:style-name="Standard">CPU=100, E/S=0</text:p>
      <text:p text:style-name="Standard">CPU=100, E/S=0</text:p>
      <text:p text:style-name="Standard">CPU=100, E/S=0</text:p>
      <text:p text:style-name="Standard">proceso 7169, 84099088 microsegundos, 84 segundos</text:p>
      <text:p text:style-name="Standard">proceso 7170, 84237868 microsegundos, 84 segundos</text:p>
      <text:p text:style-name="Standard">proceso 7165, 84211117 microsegundos, 84 segundos</text:p>
      <text:p text:style-name="Standard">proceso 7168, 84247237 microsegundos, 84 segundos</text:p>
      <text:p text:style-name="Standard">proceso 7166, 84267034 microsegundos, 84 segundos</text:p>
      <text:p text:style-name="Standard">proceso 7171, 84283138 microsegundos, 84 segundos</text:p>
      <text:p text:style-name="Standard">proceso 7164, 84231200 microsegundos, 84 segundos</text:p>
      <text:p text:style-name="Standard">proceso 7167, 84363739 microsegundos, 84 segundos</text:p>
      <text:p text:style-name="Standard">------------------------------</text:p>
      <text:p text:style-name="Standard">TIEMPO TOTAL, 85 segundos</text:p>
      <text:p text:style-name="Standard">Tasa de trabajos = 0.09</text:p>
      <text:p text:style-name="Standard">rodrigo@rodrigozd:~/Documents/GitHub/Sistemas Operativos/Prácticas/Práctica 1$ taskset 01 ./arranca </text:p>
      <text:p text:style-name="Standard">Procesos ............ :9</text:p>
      <text:p text:style-name="Standard">Porcentaje uso de CPU :100</text:p>
      <text:p text:style-name="Standard">CPU=100, E/S=0</text:p>
      <text:p text:style-name="Standard">CPU=100, E/S=0</text:p>
      <text:p text:style-name="Standard">CPU=100, E/S=0</text:p>
      <text:p text:style-name="Standard">CPU=100, E/S=0</text:p>
      <text:p text:style-name="Standard">CPU=100, E/S=0</text:p>
      <text:p text:style-name="Standard">CPU=100, E/S=0</text:p>
      <text:p text:style-name="Standard">CPU=100, E/S=0</text:p>
      <text:p text:style-name="Standard">CPU=100, E/S=0</text:p>
      <text:p text:style-name="Standard">CPU=100, E/S=0</text:p>
      <text:p text:style-name="Standard">proceso 7421, 93378989 microsegundos, 93 segundos</text:p>
      <text:p text:style-name="Standard">proceso 7415, 93378879 microsegundos, 93 segundos</text:p>
      <text:p text:style-name="Standard">proceso 7417, 93426748 microsegundos, 93 segundos</text:p>
      <text:p text:style-name="Standard">proceso 7420, 93506074 microsegundos, 93 segundos</text:p>
      <text:p text:style-name="Standard">proceso 7414, 93535063 microsegundos, 93 segundos</text:p>
      <text:p text:style-name="Standard"><text:soft-page-break/>proceso 7416, 93862812 microsegundos, 93 segundos</text:p>
      <text:p text:style-name="Standard">proceso 7422, 93946997 microsegundos, 93 segundos</text:p>
      <text:p text:style-name="Standard">proceso 7418, 94062836 microsegundos, 94 segundos</text:p>
      <text:p text:style-name="Standard">proceso 7419, 94075844 microsegundos, 94 segundos</text:p>
      <text:p text:style-name="Standard">------------------------------</text:p>
      <text:p text:style-name="Standard">TIEMPO TOTAL, 94 segundos</text:p>
      <text:p text:style-name="Standard">Tasa de trabajos = 0.10</text:p>
      <text:p text:style-name="Standard">rodrigo@rodrigozd:~/Documents/GitHub/Sistemas Operativos/Prácticas/Práctica 1$ taskset 01 ./arranca </text:p>
      <text:p text:style-name="Standard">Procesos ............ :10</text:p>
      <text:p text:style-name="Standard">Porcentaje uso de CPU :100</text:p>
      <text:p text:style-name="Standard">CPU=100, E/S=0</text:p>
      <text:p text:style-name="Standard">CPU=100, E/S=0</text:p>
      <text:p text:style-name="Standard">CPU=100, E/S=0</text:p>
      <text:p text:style-name="Standard">CPU=100, E/S=0</text:p>
      <text:p text:style-name="Standard">CPU=100, E/S=0</text:p>
      <text:p text:style-name="Standard">CPU=100, E/S=0</text:p>
      <text:p text:style-name="Standard">CPU=100, E/S=0</text:p>
      <text:p text:style-name="Standard">CPU=100, E/S=0</text:p>
      <text:p text:style-name="Standard">CPU=100, E/S=0</text:p>
      <text:p text:style-name="Standard">CPU=100, E/S=0</text:p>
      <text:p text:style-name="Standard">proceso 7613, 104967153 microsegundos, 104 segundos</text:p>
      <text:p text:style-name="Standard">proceso 7615, 105055040 microsegundos, 105 segundos</text:p>
      <text:p text:style-name="Standard">proceso 7618, 105083167 microsegundos, 105 segundos</text:p>
      <text:p text:style-name="Standard">proceso 7611, 105075129 microsegundos, 105 segundos</text:p>
      <text:p text:style-name="Standard">proceso 7617, 105166712 microsegundos, 105 segundos</text:p>
      <text:p text:style-name="Standard">proceso 7616, 105151281 microsegundos, 105 segundos</text:p>
      <text:p text:style-name="Standard">proceso 7619, 105159373 microsegundos, 105 segundos</text:p>
      <text:p text:style-name="Standard">proceso 7612, 105151206 microsegundos, 105 segundos</text:p>
      <text:p text:style-name="Standard">proceso 7620, 105212310 microsegundos, 105 segundos</text:p>
      <text:p text:style-name="Standard">proceso 7614, 105200475 microsegundos, 105 segundos</text:p>
      <text:p text:style-name="Standard">------------------------------</text:p>
      <text:p text:style-name="Standard">TIEMPO TOTAL, 106 segundos</text:p>
      <text:p text:style-name="Standard">Tasa de trabajos = 0.09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rodrigo@rodrigozd:~/Documents/GitHub/Sistemas Operativos/Prácticas/Práctica 1$ ./arranca </text:p>
      <text:p text:style-name="Standard">Procesos ............ :1</text:p>
      <text:p text:style-name="Standard">Porcentaje uso de CPU :0</text:p>
      <text:p text:style-name="Standard">CPU=0, E/S=100</text:p>
      <text:p text:style-name="Standard">proceso 8569, 10000146 microsegundos, 10 segundos</text:p>
      <text:p text:style-name="Standard">------------------------------</text:p>
      <text:p text:style-name="Standard">TIEMPO TOTAL, 10 segundos</text:p>
      <text:p text:style-name="Standard">Tasa de trabajos = 0.10</text:p>
      <text:p text:style-name="Standard">rodrigo@rodrigozd:~/Documents/GitHub/Sistemas Operativos/Prácticas/Práctica 1$ ./arranca </text:p>
      <text:p text:style-name="Standard">Procesos ............ :2</text:p>
      <text:p text:style-name="Standard">Porcentaje uso de CPU :0</text:p>
      <text:p text:style-name="Standard">CPU=0, E/S=100</text:p>
      <text:p text:style-name="Standard">CPU=0, E/S=100</text:p>
      <text:p text:style-name="Standard">proceso 8647, 10000064 microsegundos, 10 segundos</text:p>
      <text:p text:style-name="Standard">proceso 8648, 10000095 microsegundos, 10 segundos</text:p>
      <text:p text:style-name="Standard">------------------------------</text:p>
      <text:p text:style-name="Standard">TIEMPO TOTAL, 10 segundos</text:p>
      <text:p text:style-name="Standard">Tasa de trabajos = 0.20</text:p>
      <text:p text:style-name="Standard">rodrigo@rodrigozd:~/Documents/GitHub/Sistemas Operativos/Prácticas/Práctica 1$ ./arranca </text:p>
      <text:p text:style-name="Standard">Procesos ............ :3</text:p>
      <text:p text:style-name="Standard">Porcentaje uso de CPU :0</text:p>
      <text:p text:style-name="Standard">CPU=0, E/S=100</text:p>
      <text:p text:style-name="Standard">CPU=0, E/S=100</text:p>
      <text:p text:style-name="Standard">CPU=0, E/S=100</text:p>
      <text:p text:style-name="Standard">proceso 8724, 10000082 microsegundos, 10 segundos</text:p>
      <text:p text:style-name="Standard">proceso 8726, 10000061 microsegundos, 10 segundos</text:p>
      <text:p text:style-name="Standard">proceso 8725, 10000071 microsegundos, 10 segundos</text:p>
      <text:p text:style-name="Standard">------------------------------</text:p>
      <text:p text:style-name="Standard">TIEMPO TOTAL, 10 segundos</text:p>
      <text:p text:style-name="Standard">Tasa de trabajos = 0.30</text:p>
      <text:p text:style-name="Standard">rodrigo@rodrigozd:~/Documents/GitHub/Sistemas Operativos/Prácticas/Práctica 1$ ./arranca </text:p>
      <text:p text:style-name="Standard">Procesos ............ :4</text:p>
      <text:p text:style-name="Standard">Porcentaje uso de CPU :0</text:p>
      <text:p text:style-name="Standard">CPU=0, E/S=100</text:p>
      <text:p text:style-name="Standard">CPU=0, E/S=100</text:p>
      <text:p text:style-name="Standard">CPU=0, E/S=100</text:p>
      <text:p text:style-name="Standard">CPU=0, E/S=100</text:p>
      <text:p text:style-name="Standard">proceso 8771, 10000393 microsegundos, 10 segundos</text:p>
      <text:p text:style-name="Standard">proceso 8772, 10000357 microsegundos, 10 segundos</text:p>
      <text:p text:style-name="Standard">proceso 8770, 10000402 microsegundos, 10 segundos</text:p>
      <text:p text:style-name="Standard">proceso 8769, 10000252 microsegundos, 10 segundos</text:p>
      <text:p text:style-name="Standard">------------------------------</text:p>
      <text:p text:style-name="Standard">TIEMPO TOTAL, 10 segundos</text:p>
      <text:p text:style-name="Standard">Tasa de trabajos = 0.40</text:p>
      <text:p text:style-name="Standard">rodrigo@rodrigozd:~/Documents/GitHub/Sistemas Operativos/Prácticas/Práctica 1$ ./arranca </text:p>
      <text:p text:style-name="Standard">Procesos ............ :5</text:p>
      <text:p text:style-name="Standard">Porcentaje uso de CPU :0</text:p>
      <text:p text:style-name="Standard">CPU=0, E/S=100</text:p>
      <text:p text:style-name="Standard">CPU=0, E/S=100</text:p>
      <text:p text:style-name="Standard"><text:soft-page-break/>CPU=0, E/S=100</text:p>
      <text:p text:style-name="Standard">CPU=0, E/S=100</text:p>
      <text:p text:style-name="Standard">CPU=0, E/S=100</text:p>
      <text:p text:style-name="Standard">proceso 8861, 10000384 microsegundos, 10 segundos</text:p>
      <text:p text:style-name="Standard">proceso 8860, 10000387 microsegundos, 10 segundos</text:p>
      <text:p text:style-name="Standard">proceso 8862, 10000158 microsegundos, 10 segundos</text:p>
      <text:p text:style-name="Standard">proceso 8859, 10000229 microsegundos, 10 segundos</text:p>
      <text:p text:style-name="Standard">proceso 8863, 10000089 microsegundos, 10 segundos</text:p>
      <text:p text:style-name="Standard">------------------------------</text:p>
      <text:p text:style-name="Standard">TIEMPO TOTAL, 10 segundos</text:p>
      <text:p text:style-name="Standard">Tasa de trabajos = 0.50</text:p>
      <text:p text:style-name="Standard">rodrigo@rodrigozd:~/Documents/GitHub/Sistemas Operativos/Prácticas/Práctica 1$ ./arranca </text:p>
      <text:p text:style-name="Standard">Procesos ............ :6</text:p>
      <text:p text:style-name="Standard">Porcentaje uso de CPU :0</text:p>
      <text:p text:style-name="Standard">CPU=0, E/S=100</text:p>
      <text:p text:style-name="Standard">CPU=0, E/S=100</text:p>
      <text:p text:style-name="Standard">CPU=0, E/S=100</text:p>
      <text:p text:style-name="Standard">CPU=0, E/S=100</text:p>
      <text:p text:style-name="Standard">CPU=0, E/S=100</text:p>
      <text:p text:style-name="Standard">CPU=0, E/S=100</text:p>
      <text:p text:style-name="Standard">proceso 8975, 10000124 microsegundos, 10 segundos</text:p>
      <text:p text:style-name="Standard">proceso 8973, 10000075 microsegundos, 10 segundos</text:p>
      <text:p text:style-name="Standard">proceso 8974, 10000061 microsegundos, 10 segundos</text:p>
      <text:p text:style-name="Standard">proceso 8976, 10000092 microsegundos, 10 segundos</text:p>
      <text:p text:style-name="Standard">proceso 8978, 10000061 microsegundos, 10 segundos</text:p>
      <text:p text:style-name="Standard">proceso 8977, 10000062 microsegundos, 10 segundos</text:p>
      <text:p text:style-name="Standard">------------------------------</text:p>
      <text:p text:style-name="Standard">TIEMPO TOTAL, 10 segundos</text:p>
      <text:p text:style-name="Standard">Tasa de trabajos = 0.60</text:p>
      <text:p text:style-name="Standard">rodrigo@rodrigozd:~/Documents/GitHub/Sistemas Operativos/Prácticas/Práctica 1$ ./arranca </text:p>
      <text:p text:style-name="Standard">Procesos ............ :7</text:p>
      <text:p text:style-name="Standard">Porcentaje uso de CPU :0</text:p>
      <text:p text:style-name="Standard">CPU=0, E/S=100</text:p>
      <text:p text:style-name="Standard">CPU=0, E/S=100</text:p>
      <text:p text:style-name="Standard">CPU=0, E/S=100</text:p>
      <text:p text:style-name="Standard">CPU=0, E/S=100</text:p>
      <text:p text:style-name="Standard">CPU=0, E/S=100</text:p>
      <text:p text:style-name="Standard">CPU=0, E/S=100</text:p>
      <text:p text:style-name="Standard">CPU=0, E/S=100</text:p>
      <text:p text:style-name="Standard">proceso 9090, 10000407 microsegundos, 10 segundos</text:p>
      <text:p text:style-name="Standard">proceso 9093, 10000272 microsegundos, 10 segundos</text:p>
      <text:p text:style-name="Standard">proceso 9094, 10000252 microsegundos, 10 segundos</text:p>
      <text:p text:style-name="Standard">proceso 9089, 10000383 microsegundos, 10 segundos</text:p>
      <text:p text:style-name="Standard">proceso 9095, 10000184 microsegundos, 10 segundos</text:p>
      <text:p text:style-name="Standard">proceso 9092, 10000340 microsegundos, 10 segundos</text:p>
      <text:p text:style-name="Standard">proceso 9091, 10000393 microsegundos, 10 segundos</text:p>
      <text:p text:style-name="Standard">------------------------------</text:p>
      <text:p text:style-name="Standard">TIEMPO TOTAL, 10 segundos</text:p>
      <text:p text:style-name="Standard">Tasa de trabajos = 0.70</text:p>
      <text:p text:style-name="Standard"><text:soft-page-break/>rodrigo@rodrigozd:~/Documents/GitHub/Sistemas Operativos/Prácticas/Práctica 1$ ./arranca </text:p>
      <text:p text:style-name="Standard">Procesos ............ :8</text:p>
      <text:p text:style-name="Standard">Porcentaje uso de CPU :0</text:p>
      <text:p text:style-name="Standard">CPU=0, E/S=100</text:p>
      <text:p text:style-name="Standard">CPU=0, E/S=100</text:p>
      <text:p text:style-name="Standard">CPU=0, E/S=100</text:p>
      <text:p text:style-name="Standard">CPU=0, E/S=100</text:p>
      <text:p text:style-name="Standard">CPU=0, E/S=100</text:p>
      <text:p text:style-name="Standard">CPU=0, E/S=100</text:p>
      <text:p text:style-name="Standard">CPU=0, E/S=100</text:p>
      <text:p text:style-name="Standard">CPU=0, E/S=100</text:p>
      <text:p text:style-name="Standard">proceso 9207, 10000365 microsegundos, 10 segundos</text:p>
      <text:p text:style-name="Standard">proceso 9203, 10000339 microsegundos, 10 segundos</text:p>
      <text:p text:style-name="Standard">proceso 9208, 10000326 microsegundos, 10 segundos</text:p>
      <text:p text:style-name="Standard">proceso 9204, 10000365 microsegundos, 10 segundos</text:p>
      <text:p text:style-name="Standard">proceso 9210, 10000210 microsegundos, 10 segundos</text:p>
      <text:p text:style-name="Standard">proceso 9205, 10000368 microsegundos, 10 segundos</text:p>
      <text:p text:style-name="Standard">proceso 9206, 10000064 microsegundos, 10 segundos</text:p>
      <text:p text:style-name="Standard">proceso 9209, 10000063 microsegundos, 10 segundos</text:p>
      <text:p text:style-name="Standard">------------------------------</text:p>
      <text:p text:style-name="Standard">TIEMPO TOTAL, 10 segundos</text:p>
      <text:p text:style-name="Standard">Tasa de trabajos = 0.80</text:p>
      <text:p text:style-name="Standard">rodrigo@rodrigozd:~/Documents/GitHub/Sistemas Operativos/Prácticas/Práctica 1$ ./arranca </text:p>
      <text:p text:style-name="Standard">Procesos ............ :9</text:p>
      <text:p text:style-name="Standard">Porcentaje uso de CPU :0</text:p>
      <text:p text:style-name="Standard">CPU=0, E/S=100</text:p>
      <text:p text:style-name="Standard">CPU=0, E/S=100</text:p>
      <text:p text:style-name="Standard">CPU=0, E/S=100</text:p>
      <text:p text:style-name="Standard">CPU=0, E/S=100</text:p>
      <text:p text:style-name="Standard">CPU=0, E/S=100</text:p>
      <text:p text:style-name="Standard">CPU=0, E/S=100</text:p>
      <text:p text:style-name="Standard">CPU=0, E/S=100</text:p>
      <text:p text:style-name="Standard">CPU=0, E/S=100</text:p>
      <text:p text:style-name="Standard">CPU=0, E/S=100</text:p>
      <text:p text:style-name="Standard">proceso 9352, 10000363 microsegundos, 10 segundos</text:p>
      <text:p text:style-name="Standard">proceso 9348, 10000404 microsegundos, 10 segundos</text:p>
      <text:p text:style-name="Standard">proceso 9349, 10000401 microsegundos, 10 segundos</text:p>
      <text:p text:style-name="Standard">proceso 9355, 10000159 microsegundos, 10 segundos</text:p>
      <text:p text:style-name="Standard">proceso 9350, 10000406 microsegundos, 10 segundos</text:p>
      <text:p text:style-name="Standard">proceso 9347, 10000403 microsegundos, 10 segundos</text:p>
      <text:p text:style-name="Standard">proceso 9354, 10000179 microsegundos, 10 segundos</text:p>
      <text:p text:style-name="Standard">proceso 9351, 10000061 microsegundos, 10 segundos</text:p>
      <text:p text:style-name="Standard">proceso 9353, 10000062 microsegundos, 10 segundos</text:p>
      <text:p text:style-name="Standard">------------------------------</text:p>
      <text:p text:style-name="Standard">TIEMPO TOTAL, 10 segundos</text:p>
      <text:p text:style-name="Standard">Tasa de trabajos = 0.90</text:p>
      <text:p text:style-name="Standard">rodrigo@rodrigozd:~/Documents/GitHub/Sistemas Operativos/Prácticas/Práctica 1$ ./arranca </text:p>
      <text:p text:style-name="Standard">Procesos ............ :10</text:p>
      <text:p text:style-name="Standard">Porcentaje uso de CPU :0</text:p>
      <text:p text:style-name="Standard"><text:soft-page-break/>CPU=0, E/S=100</text:p>
      <text:p text:style-name="Standard">CPU=0, E/S=100</text:p>
      <text:p text:style-name="Standard">CPU=0, E/S=100</text:p>
      <text:p text:style-name="Standard">CPU=0, E/S=100</text:p>
      <text:p text:style-name="Standard">CPU=0, E/S=100</text:p>
      <text:p text:style-name="Standard">CPU=0, E/S=100</text:p>
      <text:p text:style-name="Standard">CPU=0, E/S=100</text:p>
      <text:p text:style-name="Standard">CPU=0, E/S=100</text:p>
      <text:p text:style-name="Standard">CPU=0, E/S=100</text:p>
      <text:p text:style-name="Standard">CPU=0, E/S=100</text:p>
      <text:p text:style-name="Standard">proceso 9482, 10000081 microsegundos, 10 segundos</text:p>
      <text:p text:style-name="Standard">proceso 9477, 10000208 microsegundos, 10 segundos</text:p>
      <text:p text:style-name="Standard">proceso 9481, 10000134 microsegundos, 10 segundos</text:p>
      <text:p text:style-name="Standard">proceso 9479, 10000206 microsegundos, 10 segundos</text:p>
      <text:p text:style-name="Standard">proceso 9480, 10000207 microsegundos, 10 segundos</text:p>
      <text:p text:style-name="Standard">proceso 9478, 10000232 microsegundos, 10 segundos</text:p>
      <text:p text:style-name="Standard">proceso 9486, 10000063 microsegundos, 10 segundos</text:p>
      <text:p text:style-name="Standard">proceso 9485, 10000106 microsegundos, 10 segundos</text:p>
      <text:p text:style-name="Standard">proceso 9484, 10000063 microsegundos, 10 segundos</text:p>
      <text:p text:style-name="Standard">proceso 9483, 10000065 microsegundos, 10 segundos</text:p>
      <text:p text:style-name="Standard">------------------------------</text:p>
      <text:p text:style-name="Standard">TIEMPO TOTAL, 10 segundos</text:p>
      <text:p text:style-name="Standard">Tasa de trabajos = 1.00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rodrigo@rodrigozd:~/Documents/GitHub/Sistemas Operativos/Prácticas/Práctica 1$ ./arranca </text:p>
      <text:p text:style-name="Standard">Procesos ............ :1</text:p>
      <text:p text:style-name="Standard">Porcentaje uso de CPU :50</text:p>
      <text:p text:style-name="Standard">CPU=50, E/S=50</text:p>
      <text:p text:style-name="Standard">proceso 9683, 10145966 microsegundos, 10 segundos</text:p>
      <text:p text:style-name="Standard">------------------------------</text:p>
      <text:p text:style-name="Standard">TIEMPO TOTAL, 10 segundos</text:p>
      <text:p text:style-name="Standard">Tasa de trabajos = 0.10</text:p>
      <text:p text:style-name="Standard">rodrigo@rodrigozd:~/Documents/GitHub/Sistemas Operativos/Prácticas/Práctica 1$ ./arranca </text:p>
      <text:p text:style-name="Standard">Procesos ............ :2</text:p>
      <text:p text:style-name="Standard">Porcentaje uso de CPU :50</text:p>
      <text:p text:style-name="Standard">CPU=50, E/S=50</text:p>
      <text:p text:style-name="Standard">CPU=50, E/S=50</text:p>
      <text:p text:style-name="Standard">proceso 9765, 10163998 microsegundos, 10 segundos</text:p>
      <text:p text:style-name="Standard">proceso 9766, 10191021 microsegundos, 10 segundos</text:p>
      <text:p text:style-name="Standard">------------------------------</text:p>
      <text:p text:style-name="Standard">TIEMPO TOTAL, 11 segundos</text:p>
      <text:p text:style-name="Standard">Tasa de trabajos = 0.18</text:p>
      <text:p text:style-name="Standard">rodrigo@rodrigozd:~/Documents/GitHub/Sistemas Operativos/Prácticas/Práctica 1$ ./arranca </text:p>
      <text:p text:style-name="Standard">Procesos ............ :3</text:p>
      <text:p text:style-name="Standard">Porcentaje uso de CPU :50</text:p>
      <text:p text:style-name="Standard">CPU=50, E/S=50</text:p>
      <text:p text:style-name="Standard">CPU=50, E/S=50</text:p>
      <text:p text:style-name="Standard">CPU=50, E/S=50</text:p>
      <text:p text:style-name="Standard">proceso 9824, 10128287 microsegundos, 10 segundos</text:p>
      <text:p text:style-name="Standard">proceso 9826, 10205365 microsegundos, 10 segundos</text:p>
      <text:p text:style-name="Standard">proceso 9825, 10223256 microsegundos, 10 segundos</text:p>
      <text:p text:style-name="Standard">------------------------------</text:p>
      <text:p text:style-name="Standard">TIEMPO TOTAL, 11 segundos</text:p>
      <text:p text:style-name="Standard">Tasa de trabajos = 0.27</text:p>
      <text:p text:style-name="Standard">rodrigo@rodrigozd:~/Documents/GitHub/Sistemas Operativos/Prácticas/Práctica 1$ ./arranca </text:p>
      <text:p text:style-name="Standard">Procesos ............ :4</text:p>
      <text:p text:style-name="Standard">Porcentaje uso de CPU :50</text:p>
      <text:p text:style-name="Standard">CPU=50, E/S=50</text:p>
      <text:p text:style-name="Standard">CPU=50, E/S=50</text:p>
      <text:p text:style-name="Standard">CPU=50, E/S=50</text:p>
      <text:p text:style-name="Standard">CPU=50, E/S=50</text:p>
      <text:p text:style-name="Standard">proceso 9879, 10269300 microsegundos, 10 segundos</text:p>
      <text:p text:style-name="Standard">proceso 9878, 10271175 microsegundos, 10 segundos</text:p>
      <text:p text:style-name="Standard">proceso 9880, 10275916 microsegundos, 10 segundos</text:p>
      <text:p text:style-name="Standard">proceso 9877, 10288244 microsegundos, 10 segundos</text:p>
      <text:p text:style-name="Standard">------------------------------</text:p>
      <text:p text:style-name="Standard">TIEMPO TOTAL, 10 segundos</text:p>
      <text:p text:style-name="Standard">Tasa de trabajos = 0.40</text:p>
      <text:p text:style-name="Standard">rodrigo@rodrigozd:~/Documents/GitHub/Sistemas Operativos/Prácticas/Práctica 1$ ./arranca </text:p>
      <text:p text:style-name="Standard">Procesos ............ :5</text:p>
      <text:p text:style-name="Standard">Porcentaje uso de CPU :50</text:p>
      <text:p text:style-name="Standard">CPU=50, E/S=50</text:p>
      <text:p text:style-name="Standard">CPU=50, E/S=50</text:p>
      <text:p text:style-name="Standard"><text:soft-page-break/>CPU=50, E/S=50</text:p>
      <text:p text:style-name="Standard">CPU=50, E/S=50</text:p>
      <text:p text:style-name="Standard">CPU=50, E/S=50</text:p>
      <text:p text:style-name="Standard">proceso 9955, 10243101 microsegundos, 10 segundos</text:p>
      <text:p text:style-name="Standard">proceso 9954, 10257046 microsegundos, 10 segundos</text:p>
      <text:p text:style-name="Standard">proceso 9957, 10294004 microsegundos, 10 segundos</text:p>
      <text:p text:style-name="Standard">proceso 9958, 10931478 microsegundos, 10 segundos</text:p>
      <text:p text:style-name="Standard">proceso 9956, 10934274 microsegundos, 10 segundos</text:p>
      <text:p text:style-name="Standard">------------------------------</text:p>
      <text:p text:style-name="Standard">TIEMPO TOTAL, 11 segundos</text:p>
      <text:p text:style-name="Standard">Tasa de trabajos = 0.45</text:p>
      <text:p text:style-name="Standard">rodrigo@rodrigozd:~/Documents/GitHub/Sistemas Operativos/Prácticas/Práctica 1$ ./arranca </text:p>
      <text:p text:style-name="Standard">Procesos ............ :6</text:p>
      <text:p text:style-name="Standard">Porcentaje uso de CPU :50</text:p>
      <text:p text:style-name="Standard">CPU=50, E/S=50</text:p>
      <text:p text:style-name="Standard">CPU=50, E/S=50</text:p>
      <text:p text:style-name="Standard">CPU=50, E/S=50</text:p>
      <text:p text:style-name="Standard">CPU=50, E/S=50</text:p>
      <text:p text:style-name="Standard">CPU=50, E/S=50</text:p>
      <text:p text:style-name="Standard">CPU=50, E/S=50</text:p>
      <text:p text:style-name="Standard">proceso 10033, 10264224 microsegundos, 10 segundos</text:p>
      <text:p text:style-name="Standard">proceso 10032, 10286972 microsegundos, 10 segundos</text:p>
      <text:p text:style-name="Standard">proceso 10031, 10913163 microsegundos, 10 segundos</text:p>
      <text:p text:style-name="Standard">proceso 10036, 10932355 microsegundos, 10 segundos</text:p>
      <text:p text:style-name="Standard">proceso 10035, 10934538 microsegundos, 10 segundos</text:p>
      <text:p text:style-name="Standard">proceso 10034, 10936794 microsegundos, 10 segundos</text:p>
      <text:p text:style-name="Standard">------------------------------</text:p>
      <text:p text:style-name="Standard">TIEMPO TOTAL, 11 segundos</text:p>
      <text:p text:style-name="Standard">Tasa de trabajos = 0.55</text:p>
      <text:p text:style-name="Standard">rodrigo@rodrigozd:~/Documents/GitHub/Sistemas Operativos/Prácticas/Práctica 1$ ./arranca </text:p>
      <text:p text:style-name="Standard">Procesos ............ :7</text:p>
      <text:p text:style-name="Standard">Porcentaje uso de CPU :50</text:p>
      <text:p text:style-name="Standard">CPU=50, E/S=50</text:p>
      <text:p text:style-name="Standard">CPU=50, E/S=50</text:p>
      <text:p text:style-name="Standard">CPU=50, E/S=50</text:p>
      <text:p text:style-name="Standard">CPU=50, E/S=50</text:p>
      <text:p text:style-name="Standard">CPU=50, E/S=50</text:p>
      <text:p text:style-name="Standard">CPU=50, E/S=50</text:p>
      <text:p text:style-name="Standard">CPU=50, E/S=50</text:p>
      <text:p text:style-name="Standard">proceso 10121, 10515451 microsegundos, 10 segundos</text:p>
      <text:p text:style-name="Standard">proceso 10120, 10815639 microsegundos, 10 segundos</text:p>
      <text:p text:style-name="Standard">proceso 10118, 10904766 microsegundos, 10 segundos</text:p>
      <text:p text:style-name="Standard">proceso 10119, 11018443 microsegundos, 11 segundos</text:p>
      <text:p text:style-name="Standard">proceso 10116, 11017884 microsegundos, 11 segundos</text:p>
      <text:p text:style-name="Standard">proceso 10117, 11056614 microsegundos, 11 segundos</text:p>
      <text:p text:style-name="Standard">proceso 10122, 11064338 microsegundos, 11 segundos</text:p>
      <text:p text:style-name="Standard">------------------------------</text:p>
      <text:p text:style-name="Standard">TIEMPO TOTAL, 11 segundos</text:p>
      <text:p text:style-name="Standard">Tasa de trabajos = 0.64</text:p>
      <text:p text:style-name="Standard"><text:soft-page-break/>rodrigo@rodrigozd:~/Documents/GitHub/Sistemas Operativos/Prácticas/Práctica 1$ ./arranca </text:p>
      <text:p text:style-name="Standard">Procesos ............ :8</text:p>
      <text:p text:style-name="Standard">Porcentaje uso de CPU :50</text:p>
      <text:p text:style-name="Standard">CPU=50, E/S=50</text:p>
      <text:p text:style-name="Standard">CPU=50, E/S=50</text:p>
      <text:p text:style-name="Standard">CPU=50, E/S=50</text:p>
      <text:p text:style-name="Standard">CPU=50, E/S=50</text:p>
      <text:p text:style-name="Standard">CPU=50, E/S=50</text:p>
      <text:p text:style-name="Standard">CPU=50, E/S=50</text:p>
      <text:p text:style-name="Standard">CPU=50, E/S=50</text:p>
      <text:p text:style-name="Standard">CPU=50, E/S=50</text:p>
      <text:p text:style-name="Standard">proceso 10213, 11112401 microsegundos, 11 segundos</text:p>
      <text:p text:style-name="Standard">proceso 10218, 11177863 microsegundos, 11 segundos</text:p>
      <text:p text:style-name="Standard">proceso 10211, 11199887 microsegundos, 11 segundos</text:p>
      <text:p text:style-name="Standard">proceso 10214, 11215536 microsegundos, 11 segundos</text:p>
      <text:p text:style-name="Standard">proceso 10212, 11243212 microsegundos, 11 segundos</text:p>
      <text:p text:style-name="Standard">proceso 10216, 11280929 microsegundos, 11 segundos</text:p>
      <text:p text:style-name="Standard">proceso 10215, 11363773 microsegundos, 11 segundos</text:p>
      <text:p text:style-name="Standard">proceso 10217, 11454232 microsegundos, 11 segundos</text:p>
      <text:p text:style-name="Standard">------------------------------</text:p>
      <text:p text:style-name="Standard">TIEMPO TOTAL, 12 segundos</text:p>
      <text:p text:style-name="Standard">Tasa de trabajos = 0.67</text:p>
      <text:p text:style-name="Standard">rodrigo@rodrigozd:~/Documents/GitHub/Sistemas Operativos/Prácticas/Práctica 1$ ./arranca </text:p>
      <text:p text:style-name="Standard">Procesos ............ :9</text:p>
      <text:p text:style-name="Standard">Porcentaje uso de CPU :50</text:p>
      <text:p text:style-name="Standard">CPU=50, E/S=50</text:p>
      <text:p text:style-name="Standard">CPU=50, E/S=50</text:p>
      <text:p text:style-name="Standard">CPU=50, E/S=50</text:p>
      <text:p text:style-name="Standard">CPU=50, E/S=50</text:p>
      <text:p text:style-name="Standard">CPU=50, E/S=50</text:p>
      <text:p text:style-name="Standard">CPU=50, E/S=50</text:p>
      <text:p text:style-name="Standard">CPU=50, E/S=50</text:p>
      <text:p text:style-name="Standard">CPU=50, E/S=50</text:p>
      <text:p text:style-name="Standard">CPU=50, E/S=50</text:p>
      <text:p text:style-name="Standard">proceso 10313, 11466142 microsegundos, 11 segundos</text:p>
      <text:p text:style-name="Standard">proceso 10318, 12000797 microsegundos, 12 segundos</text:p>
      <text:p text:style-name="Standard">proceso 10316, 12125894 microsegundos, 12 segundos</text:p>
      <text:p text:style-name="Standard">proceso 10312, 12138809 microsegundos, 12 segundos</text:p>
      <text:p text:style-name="Standard">proceso 10320, 12265329 microsegundos, 12 segundos</text:p>
      <text:p text:style-name="Standard">proceso 10319, 12447246 microsegundos, 12 segundos</text:p>
      <text:p text:style-name="Standard">proceso 10315, 12554337 microsegundos, 12 segundos</text:p>
      <text:p text:style-name="Standard">proceso 10317, 12606700 microsegundos, 12 segundos</text:p>
      <text:p text:style-name="Standard">proceso 10314, 12623615 microsegundos, 12 segundos</text:p>
      <text:p text:style-name="Standard">------------------------------</text:p>
      <text:p text:style-name="Standard">TIEMPO TOTAL, 12 segundos</text:p>
      <text:p text:style-name="Standard">Tasa de trabajos = 0.75</text:p>
      <text:p text:style-name="Standard">rodrigo@rodrigozd:~/Documents/GitHub/Sistemas Operativos/Prácticas/Práctica 1$ ./arranca </text:p>
      <text:p text:style-name="Standard">Procesos ............ :10</text:p>
      <text:p text:style-name="Standard">Porcentaje uso de CPU :50</text:p>
      <text:p text:style-name="Standard"><text:soft-page-break/>CPU=50, E/S=50</text:p>
      <text:p text:style-name="Standard">CPU=50, E/S=50</text:p>
      <text:p text:style-name="Standard">CPU=50, E/S=50</text:p>
      <text:p text:style-name="Standard">CPU=50, E/S=50</text:p>
      <text:p text:style-name="Standard">CPU=50, E/S=50</text:p>
      <text:p text:style-name="Standard">CPU=50, E/S=50</text:p>
      <text:p text:style-name="Standard">CPU=50, E/S=50</text:p>
      <text:p text:style-name="Standard">CPU=50, E/S=50</text:p>
      <text:p text:style-name="Standard">CPU=50, E/S=50</text:p>
      <text:p text:style-name="Standard">CPU=50, E/S=50</text:p>
      <text:p text:style-name="Standard">proceso 10394, 12279010 microsegundos, 12 segundos</text:p>
      <text:p text:style-name="Standard">proceso 10390, 12488121 microsegundos, 12 segundos</text:p>
      <text:p text:style-name="Standard">proceso 10386, 12488789 microsegundos, 12 segundos</text:p>
      <text:p text:style-name="Standard">proceso 10387, 12564470 microsegundos, 12 segundos</text:p>
      <text:p text:style-name="Standard">proceso 10389, 12638392 microsegundos, 12 segundos</text:p>
      <text:p text:style-name="Standard">proceso 10392, 12718703 microsegundos, 12 segundos</text:p>
      <text:p text:style-name="Standard">proceso 10393, 12810098 microsegundos, 12 segundos</text:p>
      <text:p text:style-name="Standard">proceso 10391, 12905283 microsegundos, 12 segundos</text:p>
      <text:p text:style-name="Standard">proceso 10395, 12957214 microsegundos, 12 segundos</text:p>
      <text:p text:style-name="Standard">proceso 10388, 13085507 microsegundos, 13 segundos</text:p>
      <text:p text:style-name="Standard">------------------------------</text:p>
      <text:p text:style-name="Standard">TIEMPO TOTAL, 13 segundos</text:p>
      <text:p text:style-name="Standard">Tasa de trabajos = 0.77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rodrigo@rodrigozd:~/Documents/GitHub/Sistemas Operativos/Prácticas/Práctica 1$ ./arranca </text:p>
      <text:p text:style-name="Standard">Procesos ............ :1</text:p>
      <text:p text:style-name="Standard">Porcentaje uso de CPU :25</text:p>
      <text:p text:style-name="Standard">CPU=25, E/S=75</text:p>
      <text:p text:style-name="Standard">proceso 10603, 10099286 microsegundos, 10 segundos</text:p>
      <text:p text:style-name="Standard">------------------------------</text:p>
      <text:p text:style-name="Standard">TIEMPO TOTAL, 10 segundos</text:p>
      <text:p text:style-name="Standard">Tasa de trabajos = 0.10</text:p>
      <text:p text:style-name="Standard">rodrigo@rodrigozd:~/Documents/GitHub/Sistemas Operativos/Prácticas/Práctica 1$ ./arranca </text:p>
      <text:p text:style-name="Standard">Procesos ............ :2</text:p>
      <text:p text:style-name="Standard">Porcentaje uso de CPU :25</text:p>
      <text:p text:style-name="Standard">CPU=25, E/S=75</text:p>
      <text:p text:style-name="Standard">CPU=25, E/S=75</text:p>
      <text:p text:style-name="Standard">proceso 10692, 10143736 microsegundos, 10 segundos</text:p>
      <text:p text:style-name="Standard">proceso 10691, 10149241 microsegundos, 10 segundos</text:p>
      <text:p text:style-name="Standard">------------------------------</text:p>
      <text:p text:style-name="Standard">TIEMPO TOTAL, 10 segundos</text:p>
      <text:p text:style-name="Standard">Tasa de trabajos = 0.30</text:p>
      <text:p text:style-name="Standard">rodrigo@rodrigozd:~/Documents/GitHub/Sistemas Operativos/Prácticas/Práctica 1$ ./arranca </text:p>
      <text:p text:style-name="Standard">Procesos ............ :3</text:p>
      <text:p text:style-name="Standard">Porcentaje uso de CPU :25</text:p>
      <text:p text:style-name="Standard">CPU=25, E/S=75</text:p>
      <text:p text:style-name="Standard">CPU=25, E/S=75</text:p>
      <text:p text:style-name="Standard">CPU=25, E/S=75</text:p>
      <text:p text:style-name="Standard">proceso 10832, 10107833 microsegundos, 10 segundos</text:p>
      <text:p text:style-name="Standard">proceso 10833, 10122861 microsegundos, 10 segundos</text:p>
      <text:p text:style-name="Standard">proceso 10831, 10135830 microsegundos, 10 segundos</text:p>
      <text:p text:style-name="Standard">------------------------------</text:p>
      <text:p text:style-name="Standard">TIEMPO TOTAL, 10 segundos</text:p>
      <text:p text:style-name="Standard">Tasa de trabajos = 0.30</text:p>
      <text:p text:style-name="Standard">rodrigo@rodrigozd:~/Documents/GitHub/Sistemas Operativos/Prácticas/Práctica 1$ ./arranca </text:p>
      <text:p text:style-name="Standard">Procesos ............ :4</text:p>
      <text:p text:style-name="Standard">Porcentaje uso de CPU :25</text:p>
      <text:p text:style-name="Standard">CPU=25, E/S=75</text:p>
      <text:p text:style-name="Standard">CPU=25, E/S=75</text:p>
      <text:p text:style-name="Standard">CPU=25, E/S=75</text:p>
      <text:p text:style-name="Standard">CPU=25, E/S=75</text:p>
      <text:p text:style-name="Standard">proceso 10903, 10136397 microsegundos, 10 segundos</text:p>
      <text:p text:style-name="Standard">proceso 10904, 10139896 microsegundos, 10 segundos</text:p>
      <text:p text:style-name="Standard">proceso 10905, 10147336 microsegundos, 10 segundos</text:p>
      <text:p text:style-name="Standard">proceso 10906, 10149029 microsegundos, 10 segundos</text:p>
      <text:p text:style-name="Standard">------------------------------</text:p>
      <text:p text:style-name="Standard">TIEMPO TOTAL, 10 segundos</text:p>
      <text:p text:style-name="Standard">Tasa de trabajos = 0.40</text:p>
      <text:p text:style-name="Standard">rodrigo@rodrigozd:~/Documents/GitHub/Sistemas Operativos/Prácticas/Práctica 1$ ./arranca </text:p>
      <text:p text:style-name="Standard">Procesos ............ :5</text:p>
      <text:p text:style-name="Standard">Porcentaje uso de CPU :25</text:p>
      <text:p text:style-name="Standard">CPU=25, E/S=75</text:p>
      <text:p text:style-name="Standard">CPU=25, E/S=75</text:p>
      <text:p text:style-name="Standard"><text:soft-page-break/>CPU=25, E/S=75</text:p>
      <text:p text:style-name="Standard">CPU=25, E/S=75</text:p>
      <text:p text:style-name="Standard">CPU=25, E/S=75</text:p>
      <text:p text:style-name="Standard">proceso 10973, 10131806 microsegundos, 10 segundos</text:p>
      <text:p text:style-name="Standard">proceso 10971, 10134017 microsegundos, 10 segundos</text:p>
      <text:p text:style-name="Standard">proceso 10970, 10280119 microsegundos, 10 segundos</text:p>
      <text:p text:style-name="Standard">proceso 10974, 10341245 microsegundos, 10 segundos</text:p>
      <text:p text:style-name="Standard">proceso 10972, 10472227 microsegundos, 10 segundos</text:p>
      <text:p text:style-name="Standard">------------------------------</text:p>
      <text:p text:style-name="Standard">TIEMPO TOTAL, 10 segundos</text:p>
      <text:p text:style-name="Standard">Tasa de trabajos = 0.50</text:p>
      <text:p text:style-name="Standard">rodrigo@rodrigozd:~/Documents/GitHub/Sistemas Operativos/Prácticas/Práctica 1$ ./arranca </text:p>
      <text:p text:style-name="Standard">Procesos ............ :6</text:p>
      <text:p text:style-name="Standard">Porcentaje uso de CPU :25</text:p>
      <text:p text:style-name="Standard">CPU=25, E/S=75</text:p>
      <text:p text:style-name="Standard">CPU=25, E/S=75</text:p>
      <text:p text:style-name="Standard">CPU=25, E/S=75</text:p>
      <text:p text:style-name="Standard">CPU=25, E/S=75</text:p>
      <text:p text:style-name="Standard">CPU=25, E/S=75</text:p>
      <text:p text:style-name="Standard">CPU=25, E/S=75</text:p>
      <text:p text:style-name="Standard">proceso 11060, 10142644 microsegundos, 10 segundos</text:p>
      <text:p text:style-name="Standard">proceso 11057, 10300777 microsegundos, 10 segundos</text:p>
      <text:p text:style-name="Standard">proceso 11059, 10356221 microsegundos, 10 segundos</text:p>
      <text:p text:style-name="Standard">proceso 11056, 10484653 microsegundos, 10 segundos</text:p>
      <text:p text:style-name="Standard">proceso 11058, 10495687 microsegundos, 10 segundos</text:p>
      <text:p text:style-name="Standard">proceso 11061, 10510691 microsegundos, 10 segundos</text:p>
      <text:p text:style-name="Standard">------------------------------</text:p>
      <text:p text:style-name="Standard">TIEMPO TOTAL, 11 segundos</text:p>
      <text:p text:style-name="Standard">Tasa de trabajos = 0.55</text:p>
      <text:p text:style-name="Standard">rodrigo@rodrigozd:~/Documents/GitHub/Sistemas Operativos/Prácticas/Práctica 1$ ./arranca </text:p>
      <text:p text:style-name="Standard">Procesos ............ :7</text:p>
      <text:p text:style-name="Standard">Porcentaje uso de CPU :25</text:p>
      <text:p text:style-name="Standard">CPU=25, E/S=75</text:p>
      <text:p text:style-name="Standard">CPU=25, E/S=75</text:p>
      <text:p text:style-name="Standard">CPU=25, E/S=75</text:p>
      <text:p text:style-name="Standard">CPU=25, E/S=75</text:p>
      <text:p text:style-name="Standard">CPU=25, E/S=75</text:p>
      <text:p text:style-name="Standard">CPU=25, E/S=75</text:p>
      <text:p text:style-name="Standard">CPU=25, E/S=75</text:p>
      <text:p text:style-name="Standard">proceso 11145, 10240379 microsegundos, 10 segundos</text:p>
      <text:p text:style-name="Standard">proceso 11144, 10430952 microsegundos, 10 segundos</text:p>
      <text:p text:style-name="Standard">proceso 11143, 10528274 microsegundos, 10 segundos</text:p>
      <text:p text:style-name="Standard">proceso 11147, 10530340 microsegundos, 10 segundos</text:p>
      <text:p text:style-name="Standard">proceso 11149, 10542081 microsegundos, 10 segundos</text:p>
      <text:p text:style-name="Standard">proceso 11148, 10551916 microsegundos, 10 segundos</text:p>
      <text:p text:style-name="Standard">proceso 11146, 10562199 microsegundos, 10 segundos</text:p>
      <text:p text:style-name="Standard">------------------------------</text:p>
      <text:p text:style-name="Standard">TIEMPO TOTAL, 11 segundos</text:p>
      <text:p text:style-name="Standard">Tasa de trabajos = 0.64</text:p>
      <text:p text:style-name="Standard"><text:soft-page-break/>rodrigo@rodrigozd:~/Documents/GitHub/Sistemas Operativos/Prácticas/Práctica 1$ ./arranca </text:p>
      <text:p text:style-name="Standard">Procesos ............ :8</text:p>
      <text:p text:style-name="Standard">Porcentaje uso de CPU :25</text:p>
      <text:p text:style-name="Standard">CPU=25, E/S=75</text:p>
      <text:p text:style-name="Standard">CPU=25, E/S=75</text:p>
      <text:p text:style-name="Standard">CPU=25, E/S=75</text:p>
      <text:p text:style-name="Standard">CPU=25, E/S=75</text:p>
      <text:p text:style-name="Standard">CPU=25, E/S=75</text:p>
      <text:p text:style-name="Standard">CPU=25, E/S=75</text:p>
      <text:p text:style-name="Standard">CPU=25, E/S=75</text:p>
      <text:p text:style-name="Standard">CPU=25, E/S=75</text:p>
      <text:p text:style-name="Standard">proceso 11254, 10587040 microsegundos, 10 segundos</text:p>
      <text:p text:style-name="Standard">proceso 11251, 10638692 microsegundos, 10 segundos</text:p>
      <text:p text:style-name="Standard">proceso 11252, 10650239 microsegundos, 10 segundos</text:p>
      <text:p text:style-name="Standard">proceso 11248, 10705372 microsegundos, 10 segundos</text:p>
      <text:p text:style-name="Standard">proceso 11249, 10761186 microsegundos, 10 segundos</text:p>
      <text:p text:style-name="Standard">proceso 11253, 10750059 microsegundos, 10 segundos</text:p>
      <text:p text:style-name="Standard">proceso 11247, 10778250 microsegundos, 10 segundos</text:p>
      <text:p text:style-name="Standard">proceso 11250, 10899135 microsegundos, 10 segundos</text:p>
      <text:p text:style-name="Standard">------------------------------</text:p>
      <text:p text:style-name="Standard">TIEMPO TOTAL, 11 segundos</text:p>
      <text:p text:style-name="Standard">Tasa de trabajos = 0.73</text:p>
      <text:p text:style-name="Standard">rodrigo@rodrigozd:~/Documents/GitHub/Sistemas Operativos/Prácticas/Práctica 1$ ./arranca </text:p>
      <text:p text:style-name="Standard">Procesos ............ :9</text:p>
      <text:p text:style-name="Standard">Porcentaje uso de CPU :25</text:p>
      <text:p text:style-name="Standard">CPU=25, E/S=75</text:p>
      <text:p text:style-name="Standard">CPU=25, E/S=75</text:p>
      <text:p text:style-name="Standard">CPU=25, E/S=75</text:p>
      <text:p text:style-name="Standard">CPU=25, E/S=75</text:p>
      <text:p text:style-name="Standard">CPU=25, E/S=75</text:p>
      <text:p text:style-name="Standard">CPU=25, E/S=75</text:p>
      <text:p text:style-name="Standard">CPU=25, E/S=75</text:p>
      <text:p text:style-name="Standard">CPU=25, E/S=75</text:p>
      <text:p text:style-name="Standard">CPU=25, E/S=75</text:p>
      <text:p text:style-name="Standard">proceso 11369, 10784286 microsegundos, 10 segundos</text:p>
      <text:p text:style-name="Standard">proceso 11376, 10794839 microsegundos, 10 segundos</text:p>
      <text:p text:style-name="Standard">proceso 11370, 10880210 microsegundos, 10 segundos</text:p>
      <text:p text:style-name="Standard">proceso 11372, 10917992 microsegundos, 10 segundos</text:p>
      <text:p text:style-name="Standard">proceso 11374, 10936720 microsegundos, 10 segundos</text:p>
      <text:p text:style-name="Standard">proceso 11371, 10987893 microsegundos, 10 segundos</text:p>
      <text:p text:style-name="Standard">proceso 11375, 11017303 microsegundos, 11 segundos</text:p>
      <text:p text:style-name="Standard">proceso 11368, 11018015 microsegundos, 11 segundos</text:p>
      <text:p text:style-name="Standard">proceso 11373, 11036499 microsegundos, 11 segundos</text:p>
      <text:p text:style-name="Standard">------------------------------</text:p>
      <text:p text:style-name="Standard">TIEMPO TOTAL, 11 segundos</text:p>
      <text:p text:style-name="Standard">Tasa de trabajos = 0.82</text:p>
      <text:p text:style-name="Standard">rodrigo@rodrigozd:~/Documents/GitHub/Sistemas Operativos/Prácticas/Práctica 1$ ./arranca </text:p>
      <text:p text:style-name="Standard">Procesos ............ :10</text:p>
      <text:p text:style-name="Standard">Porcentaje uso de CPU :25</text:p>
      <text:p text:style-name="Standard"><text:soft-page-break/>CPU=25, E/S=75</text:p>
      <text:p text:style-name="Standard">CPU=25, E/S=75</text:p>
      <text:p text:style-name="Standard">CPU=25, E/S=75</text:p>
      <text:p text:style-name="Standard">CPU=25, E/S=75</text:p>
      <text:p text:style-name="Standard">CPU=25, E/S=75</text:p>
      <text:p text:style-name="Standard">CPU=25, E/S=75</text:p>
      <text:p text:style-name="Standard">CPU=25, E/S=75</text:p>
      <text:p text:style-name="Standard">CPU=25, E/S=75</text:p>
      <text:p text:style-name="Standard">CPU=25, E/S=75</text:p>
      <text:p text:style-name="Standard">CPU=25, E/S=75</text:p>
      <text:p text:style-name="Standard">proceso 11516, 10932023 microsegundos, 10 segundos</text:p>
      <text:p text:style-name="Standard">proceso 11518, 11108181 microsegundos, 11 segundos</text:p>
      <text:p text:style-name="Standard">proceso 11515, 11195547 microsegundos, 11 segundos</text:p>
      <text:p text:style-name="Standard">proceso 11517, 11343770 microsegundos, 11 segundos</text:p>
      <text:p text:style-name="Standard">proceso 11521, 11355045 microsegundos, 11 segundos</text:p>
      <text:p text:style-name="Standard">proceso 11514, 11417211 microsegundos, 11 segundos</text:p>
      <text:p text:style-name="Standard">proceso 11513, 11498879 microsegundos, 11 segundos</text:p>
      <text:p text:style-name="Standard">proceso 11522, 11520400 microsegundos, 11 segundos</text:p>
      <text:p text:style-name="Standard">proceso 11519, 11528759 microsegundos, 11 segundos</text:p>
      <text:p text:style-name="Standard">proceso 11520, 11565797 microsegundos, 11 segundos</text:p>
      <text:p text:style-name="Standard">------------------------------</text:p>
      <text:p text:style-name="Standard">TIEMPO TOTAL, 11 segundos</text:p>
      <text:p text:style-name="Standard">Tasa de trabajos = 0.9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09:33:44.782350989</meta:creation-date>
    <dc:date>2023-01-23T09:45:54.222224207</dc:date>
    <meta:editing-duration>PT1M59S</meta:editing-duration>
    <meta:editing-cycles>1</meta:editing-cycles>
    <meta:document-statistic meta:table-count="0" meta:image-count="0" meta:object-count="0" meta:page-count="16" meta:paragraph-count="680" meta:word-count="2660" meta:character-count="22745" meta:non-whitespace-character-count="20710"/>
    <meta:generator>LibreOffice/7.3.7.2$Linux_X86_64 LibreOffice_project/30$Build-2</meta:generator>
  </office:meta>
</office:document-meta>
</file>